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0" style:family="table-column">
      <style:table-column-properties fo:break-before="auto" style:column-width="41.59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3.6mm"/>
    </style:style>
    <style:style style:name="co2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2.86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11.13mm"/>
    </style:style>
    <style:style style:name="co22" style:family="table-column">
      <style:table-column-properties fo:break-before="auto" style:column-width="14.36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22.3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47"/>
        <table:table-column table:style-name="co13" table:default-cell-style-name="ce21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19" table:default-cell-style-name="ce15"/>
        <table:table-column table:style-name="co20" table:default-cell-style-name="ce15"/>
        <table:table-column table:style-name="co22" table:default-cell-style-name="ce15"/>
        <table:table-column table:style-name="co23" table:default-cell-style-name="ce15"/>
        <table:table-column table:style-name="co13" table:default-cell-style-name="ce9"/>
        <table:table-column table:style-name="co24" table:default-cell-style-name="ce9"/>
        <table:table-column table:style-name="co21" table:number-columns-repeated="995" table:default-cell-style-name="ce4"/>
        <table:table-column table:style-name="co21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elba</text:p>
          </table:table-cell>
          <table:table-cell table:style-name="ce32"/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style-name="ce55"/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biscuits and chip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30" table:default-cell-style-name="ce68"/>
        <table:table-column table:style-name="co31" table:default-cell-style-name="ce54"/>
        <table:table-column table:style-name="co32" table:default-cell-style-name="ce73"/>
        <table:table-column table:style-name="co21" table:number-columns-repeated="1020" table:default-cell-style-name="Default"/>
        <table:table-row table:style-name="ro2"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S28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8:41:37.895945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16T18:43:25.351483353</dc:date>
    <meta:editing-duration>P1DT13H25M21S</meta:editing-duration>
    <meta:editing-cycles>328</meta:editing-cycles>
    <meta:generator>LibreOffice/5.3.4.2$Linux_X86_64 LibreOffice_project/30m0$Build-2</meta:generator>
    <meta:document-statistic meta:table-count="2" meta:cell-count="4303" meta:object-count="0"/>
  </office:meta>
</office:document-meta>
</file>